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2" style:family="paragraph" style:parent-style-name="Standard">
      <style:text-properties fo:font-size="6.5pt" style:font-size-asian="6.5pt" style:font-size-complex="6.5pt"/>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Salutation">
      <style:paragraph-properties fo:margin-left="0cm" fo:margin-right="-0.026cm" fo:text-align="justify" style:justify-single-word="false" fo:text-indent="0cm" style:auto-text-indent="false"/>
    </style:style>
    <style:style style:name="P5" style:family="paragraph" style:parent-style-name="Signature">
      <style:paragraph-properties fo:margin-left="0cm" fo:margin-right="0cm" fo:text-align="justify" style:justify-single-word="false" fo:text-indent="0cm" style:auto-text-indent="false"/>
    </style:style>
    <style:style style:name="P6" style:family="paragraph" style:parent-style-name="Opening">
      <style:paragraph-properties fo:text-align="justify" style:justify-single-word="false"/>
    </style:style>
    <style:style style:name="P7" style:family="paragraph" style:parent-style-name="Date">
      <style:paragraph-properties fo:text-align="justify" style:justify-single-word="false"/>
    </style:style>
    <style:style style:name="P8" style:family="paragraph" style:parent-style-name="Date">
      <style:paragraph-properties fo:text-align="end" style:justify-single-word="false"/>
    </style:style>
    <style:style style:name="P9" style:family="paragraph" style:parent-style-name="Header_20_right">
      <style:text-properties officeooo:paragraph-rsid="00085e9a"/>
    </style:style>
    <style:style style:name="P10" style:family="paragraph" style:parent-style-name="Text_20_body">
      <style:paragraph-properties fo:text-align="justify" style:justify-single-word="false"/>
      <style:text-properties officeooo:paragraph-rsid="0035a547"/>
    </style:style>
    <style:style style:name="P11" style:family="paragraph" style:parent-style-name="Standard">
      <style:text-properties officeooo:rsid="0035a547" officeooo:paragraph-rsid="0035a547"/>
    </style:style>
    <style:style style:name="P12" style:family="paragraph" style:parent-style-name="Text_20_body">
      <style:paragraph-properties fo:text-align="justify" style:justify-single-word="false"/>
      <style:text-properties officeooo:rsid="0035a547" officeooo:paragraph-rsid="0035a547"/>
    </style:style>
    <style:style style:name="P13" style:family="paragraph" style:parent-style-name="Subject">
      <style:paragraph-properties fo:text-align="justify" style:justify-single-word="false"/>
      <style:text-properties officeooo:rsid="0035a547" officeooo:paragraph-rsid="0035a547"/>
    </style:style>
    <style:style style:name="P14" style:family="paragraph" style:parent-style-name="Footer">
      <style:paragraph-properties fo:text-align="center" style:justify-single-word="false"/>
    </style:style>
    <style:style style:name="P15" style:family="paragraph" style:parent-style-name="Date" style:master-page-name="First_20_Page">
      <style:paragraph-properties fo:text-align="justify" style:justify-single-word="false" style:page-number="auto"/>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text-align="center"/>
    </style:style>
    <style:style style:name="T1" style:family="text">
      <style:text-properties officeooo:rsid="0035a547"/>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left="none" fo:border-right="none" fo:border-top="none" fo:border-bottom="0.002cm solid #000000" style:shadow="none">
        <style:background-image/>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3cm" svg:y="5.084cm" svg:width="7.444cm" draw:z-index="1">
        <draw:text-box fo:min-height="2.512cm">
          <text:p text:style-name="Standard"/>
          <text:p text:style-name="P11">Institut für lateinische Übersetzungen </text:p>
          <text:p text:style-name="P11">Augustusstraße 21 </text:p>
          <text:p text:style-name="P11">12345 Neustadt</text:p>
        </draw:text-box>
      </draw:frame>
      <draw:frame draw:style-name="fr2" draw:name="Sender Address Repeated" text:anchor-type="page" text:anchor-page-number="1" svg:x="2.11cm" svg:y="4.45cm" fo:min-width="0.739cm" draw:z-index="2">
        <draw:text-box fo:min-height="0.593cm">
          <text:section text:style-name="Sect1" text:name="Sender Address Repeated">
            <text:p text:style-name="P1"/>
          </text:section>
          <text:p text:style-name="P2"><text:sender-firstname text:fixed="false">Wilhelm</text:sender-firstname> <text:sender-lastname text:fixed="false">Müller</text:sender-lastname> ⋅ <text:sender-street text:fixed="false">Hauptstraße 42</text:sender-street> ⋅ <text:sender-postal-code text:fixed="false">12345</text:sender-postal-code> <text:sender-city text:fixed="false">Neustadt</text:sender-city></text:p>
        </draw:text-box>
      </draw:frame>
      <draw:frame draw:style-name="fr3" draw:name="Sender Address" text:anchor-type="page" text:anchor-page-number="1" svg:x="2.014cm" svg:y="1.205cm" svg:width="16.986cm" draw:z-index="0">
        <draw:text-box fo:min-height="3.247cm">
          <text:section text:style-name="Sect1" text:name="Sender Address">
            <text:p text:style-name="Heading"><office:annotation><dc:creator>Michael Fiedler</dc:creator><dc:date>2013-01-02T04:18:33</dc:date><text:p text:style-name="P16"><text:span text:style-name="T2">Diese Kommentare können im Menü unter Ansicht &gt; Kommentare ein-/ausgeblendet werden.</text:span></text:p></office:annotation><text:sender-firstname text:fixed="false">Wilhelm</text:sender-firstname> <text:sender-lastname text:fixed="false">Müller</text:sender-lastname></text:p>
            <text:p text:style-name="P9"><text:sender-street text:fixed="false">Hauptstraße 42</text:sender-street></text:p>
            <text:p text:style-name="P9"><text:sender-postal-code text:fixed="false">12345</text:sender-postal-code> <text:sender-city text:fixed="false">Neustadt</text:sender-city></text:p>
            <text:p text:style-name="Header_20_right">Telefon: <text:sender-phone-private text:fixed="false">+49 1234 56789</text:sender-phone-private></text:p>
            <text:p text:style-name="Header_20_right">E-Mail: <text:sender-email text:fixed="false">info@wilhelm-mueller.de</text:sender-email><office:annotation><dc:creator>Michael Fiedler</dc:creator><dc:date>2013-01-02T04:18:56</dc:date><text:p text:style-name="P16"><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499cm" svg:y="9.5cm" svg:width="1cm" svg:height="12cm" draw:z-index="3">
        <draw:text-box>
          <text:section text:style-name="Sect1" text:name="Bend Marks">
            <text:p text:style-name="P3"><draw:line text:anchor-type="paragraph" draw:z-index="4" draw:style-name="gr1" draw:text-style-name="P17" svg:x1="0cm" svg:y1="10.5cm" svg:x2="0.75cm" svg:y2="10.5cm"><text:p/></draw:line><draw:line text:anchor-type="paragraph" draw:z-index="5" draw:style-name="gr1" draw:text-style-name="P17" svg:x1="0cm" svg:y1="21.001cm" svg:x2="0.75cm" svg:y2="21.001cm"><text:p/></draw:line><draw:line text:anchor-type="paragraph" draw:z-index="6" draw:style-name="gr1" draw:text-style-name="P17" svg:x1="0cm" svg:y1="14.85cm" svg:x2="0.499cm" svg:y2="14.85cm"><text:p/></draw:line></text:p>
          </text:section>
          <text:p text:style-name="P3"/>
        </draw:text-box>
      </draw:frame>
      <text:p text:style-name="P15"/>
      <text:p text:style-name="P7"/>
      <text:p text:style-name="P8"><text:date style:data-style-name="N81" text:date-value="2013-01-04T08:21:12.99">4. Januar 2013</text:date></text:p>
      <text:section text:style-name="Sect1" text:name="Subject Line">
        <text:p text:style-name="P13">Unterstützung beim Übersetzen eines lateinischen Textes</text:p>
      </text:section>
      <text:p text:style-name="P6"><text:user-field-get text:name="Salutation">Sehr geehrte Damen und Herren</text:user-field-get>,</text:p>
      <text:p text:style-name="P12">folgender Text wurde mir vor wenigen Tagen anonym per Post zugestellt: </text:p>
      <text:p text:style-name="P1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12">-- </text:p>
      <text:p text:style-name="P1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2">Duis autem vel eum iriure dolor in hendrerit in vulputate velit esse molestie consequat, vel illum dolore eu feugiat nulla facilisis. </text:p>
      <text:p text:style-name="P12"><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0"><text:span text:style-name="T1">Seither bin ich am Rätseln, was man mir damit sagen will. Können Sie mir weiterhelfen? Bitte nehmen Sie Kontakt zu mir auf.</text:span><office:annotation><dc:creator>Michael Fiedler</dc:creator><dc:date>2013-01-02T04:19:33</dc:date><text:p text:style-name="P16"><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4"><text:user-field-get text:name="Greeting">Mit freundlichen Grüßen</text:user-field-get></text:p>
      <text:p text:style-name="P5"><text:sender-firstname text:fixed="false">Wilhelm</text:sender-firstname> <text:sender-lastname text:fixed="false">Müller</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Arial" fo:font-size="11pt" fo:letter-spacing="0.004cm"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499cm"/>
      <style:text-properties style:font-name="Arial"/>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Thorndale1"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Index_20_2" style:display-name="Index 2" style:family="paragraph" style:parent-style-name="Index" style:class="index">
      <style:paragraph-properties fo:margin-left="0.499cm" fo:margin-right="0cm" fo:margin-top="0cm" fo:margin-bottom="0cm" fo:text-indent="0cm" style:auto-text-indent="false"/>
    </style:style>
    <style:style style:name="Index_20_3" style:display-name="Index 3" style:family="paragraph" style:parent-style-name="Index" style:class="index">
      <style:paragraph-properties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Date" style:family="paragraph" style:parent-style-name="Standard">
      <style:paragraph-properties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Arial"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
        <text:p text:style-name="MP1">Seite <text:page-number style:num-format="1" text:select-page="current">2</text:page-number> von <text:page-count>2</text:page-count></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Privatbrief mit Empfängeranschrift im Sichtfenster und automatischer Silbentrennung (serifenlose Schrift)</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3-01-03T02:41:04</meta:creation-date>
    <dc:language>en-US</dc:language>
    <meta:editing-cycles>3</meta:editing-cycles>
    <meta:editing-duration>PT00H01M58S</meta:editing-duration>
    <dc:subject>Privatbrief in serifenloser Schrift mit Empfängeranschrift im Sichtfenster und automatischer Silbentrennung.</dc:subject>
    <meta:keyword>Korrespondenz</meta:keyword>
    <meta:keyword>Brief</meta:keyword>
    <meta:initial-creator>Wilhelm Müller</meta:initial-creator>
    <dc:date>2013-01-04T08:21:13</dc:date>
    <dc:creator>Wilhelm Müller</dc:creator>
    <meta:document-statistic meta:table-count="0" meta:image-count="0" meta:object-count="0" meta:page-count="2" meta:paragraph-count="26" meta:word-count="655" meta:character-count="4081"/>
    <meta:user-defined meta:name="Info 1"/>
    <meta:user-defined meta:name="Info 2"/>
    <meta:user-defined meta:name="Info 3"/>
    <meta:user-defined meta:name="License">&lt;a href="http://templates.services.openoffice.org/bsd-license"&gt;BSD&lt;/a&gt;</meta:user-defined>
    <meta:template xlink:type="simple" xlink:actuate="onRequest" xlink:title="Privatbrief mit Empfängeranschrift im Sichtfenster und automatischer Silbentrennung (serifenlose Schrift)" xlink:href="../../../../../.openoffice.org/3/user/template/Brief_ohne_Serifen.ott" meta:date="2013-01-04T08:18:43"/>
  </office:meta>
</office:document-meta>
</file>